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0e2" officeooo:paragraph-rsid="0015a0e2"/>
    </style:style>
    <style:style style:name="P2" style:family="paragraph" style:parent-style-name="Text_20_body">
      <style:text-properties officeooo:rsid="0015a0e2" officeooo:paragraph-rsid="0015d82c"/>
    </style:style>
    <style:style style:name="P3" style:family="paragraph" style:parent-style-name="Text_20_body">
      <style:text-properties officeooo:rsid="0015a0e2" officeooo:paragraph-rsid="00161c98"/>
    </style:style>
    <style:style style:name="P4" style:family="paragraph" style:parent-style-name="Text_20_body">
      <style:text-properties officeooo:paragraph-rsid="0015a0e2"/>
    </style:style>
    <style:style style:name="P5" style:family="paragraph" style:parent-style-name="Text_20_body">
      <style:text-properties officeooo:rsid="00196d6a" officeooo:paragraph-rsid="00196d6a"/>
    </style:style>
    <style:style style:name="P6" style:family="paragraph" style:parent-style-name="Heading_20_2">
      <style:paragraph-properties fo:break-before="page"/>
    </style:style>
    <style:style style:name="P7" style:family="paragraph" style:parent-style-name="Heading_20_2">
      <style:text-properties officeooo:paragraph-rsid="00196d6a"/>
    </style:style>
    <style:style style:name="P8" style:family="paragraph" style:parent-style-name="Subtitle">
      <style:text-properties officeooo:rsid="0015a0e2" officeooo:paragraph-rsid="0015a0e2"/>
    </style:style>
    <style:style style:name="T1" style:family="text">
      <style:text-properties officeooo:rsid="0015a0e2"/>
    </style:style>
    <style:style style:name="T2" style:family="text">
      <style:text-properties officeooo:rsid="0015d82c"/>
    </style:style>
    <style:style style:name="T3" style:family="text">
      <style:text-properties officeooo:rsid="00161c98"/>
    </style:style>
    <style:style style:name="T4" style:family="text">
      <style:text-properties officeooo:rsid="00196d6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bc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 Part 1</text:p>
      <text:p text:style-name="Text_20_body"/>
      <text:p text:style-name="P8">Zachary Kaarvik</text:p>
      <text:p text:style-name="P8">301134028</text:p>
      <text:p text:style-name="P8">zkaarvik@sfu.ca</text:p>
      <text:p text:style-name="P1"/>
      <text:h text:style-name="P6" text:outline-level="2">Question 1:</text:h>
      <text:p text:style-name="P4"><text:span text:style-name="T1">CLOCK_REALTIME: System wide clock representing nanoseconds since the Epoch (</text:span>January 1, 1970<text:span text:style-name="T2">). Will be affected by changes in system time.</text:span></text:p>
      <text:p text:style-name="P2">CLOCK_MONOTONIC: <text:span text:style-name="T2">Time in nanoseconds since some unspecified point. Will not be affected by changes to the system clock. Best for calculating relative time between two events on the same computer in the same session.</text:span></text:p>
      <text:p text:style-name="P1">CLOCK_PROCESS_CPUTIME_ID: <text:span text:style-name="T3">Represents the total time the current process has consumed active on the CPU. Appropriate to use to find the time that code running in the current process takes to execute, ignoring the time spent computing other processes.</text:span></text:p>
      <text:p text:style-name="P3">CLOCK_THREAD_CPUTIME_ID: <text:span text:style-name="T3">Represents the total time the current thread has consumed active on the CPU. Appropriate to use to find the time taken for the code running in the current thread to execute, ignoring time spent computing other threads or processes.</text:span></text:p>
      <text:h text:style-name="P7" text:outline-level="2">Question 2:</text:h>
      <text:p text:style-name="P5">I found the cost of a minimal function call by timing a minimal function called in a loop many (~10000000) times. Since this does not account for the overhead implied by the loop, I also calculated the time it took for a loop of the same number of cycles to complete. The returned answer was the total time it took for the loop with the minimal function minus the bare loop time.</text:p>
      <text:p text:style-name="P5">For both this question and question 3 I found that the results were affected by the number of loops performed. I believe this difference is due to the OS optimizing this repetition when it observes the same action reoccurring many times. <text:span text:style-name="T7">Additionally, the results may be affected by the system load changing in between calculating the loop with function call and bare loop times.</text:span></text:p>
      <text:h text:style-name="P7" text:outline-level="2">Question <text:span text:style-name="T4">3</text:span>:</text:h>
      <text:p text:style-name="P5">I found the cost of a minimal system call in the exact same manner as question 2, except instead of a minimal function call I used the system call <text:span text:style-name="T5">getpid()</text:span><text:span text:style-name="T6">, I found that this operation performed consistently slower (by nearly one order of magnitude on my home machine).</text:span></text:p>
      <text:p text:style-name="P5">I believe the difference in time taken by these minimal function/system calls is due to the system call having to switch out of user mode and into kernel mode, a much more expensiv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8:25:52.504637975</meta:creation-date>
    <dc:date>2015-02-20T10:37:05.424813383</dc:date>
    <meta:editing-duration>P1DT14H55M50S</meta:editing-duration>
    <meta:editing-cycles>4</meta:editing-cycles>
    <meta:generator>LibreOffice/4.2.7.2$Linux_X86_64 LibreOffice_project/420m0$Build-2</meta:generator>
    <meta:document-statistic meta:table-count="0" meta:image-count="0" meta:object-count="0" meta:page-count="2" meta:paragraph-count="15" meta:word-count="367" meta:character-count="2168" meta:non-whitespace-character-count="1816"/>
  </office:meta>
</office:document-meta>
</file>